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Обычный" style:font-family-generic="swiss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Описание клиентской библиотеки для «Sodalis Project»</text:p>
      <text:p text:style-name="Marginalia">7 апреля 2006 года, версия первая, редакция первая.</text:p>
      <text:p text:style-name="Text_20_body">Все замечания, несоответствия, недостатки, дополнения и ошибки данного документа присылать по электронной почте <text:a xlink:type="simple" xlink:href="mailto:legend@navigator.lv">kane@mail.berlios.de</text:a> с заголовком «sodalis» либо в IRC #sodalis@irc.lv.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">Оглавление</text:p>
          </text:index-title>
          <text:p text:style-name="P2"><text:s/>1 <text:a xlink:type="simple" xlink:href="#1.Предисловие|outline" text:style-name="Internet_20_link" text:visited-style-name="Internet_20_link">Предисловие</text:a><text:tab/>3</text:p>
          <text:p text:style-name="P2"><text:s/>2 <text:a xlink:type="simple" xlink:href="#2.Типы данных|outline" text:style-name="Internet_20_link" text:visited-style-name="Internet_20_link">Типы данных</text:a><text:tab/>3</text:p>
          <text:p text:style-name="P2"><text:s/>3 <text:a xlink:type="simple" xlink:href="#3.Базовые функции библиотеки|outline" text:style-name="Internet_20_link" text:visited-style-name="Internet_20_link">Базовые функции библиотеки</text:a><text:tab/>3</text:p>
          <text:p text:style-name="P2"><text:s/>4 <text:a xlink:type="simple" xlink:href="#4.Функции протокола|outline" text:style-name="Internet_20_link" text:visited-style-name="Internet_20_link">Функции протокола</text:a><text:tab/>3</text:p>
          <text:p text:style-name="P2"><text:s/>5 <text:a xlink:type="simple" xlink:href="#5.Примечания и примеры|outline" text:style-name="Internet_20_link" text:visited-style-name="Internet_20_link">Примечания и примеры</text:a><text:tab/>3</text:p>
        </text:index-body>
      </text:table-of-content>
      <text:p text:style-name="Standard"/>
      <text:list text:style-name="Numbering_20_1">
        <text:list-item>
          <text:h text:style-name="P3" text:outline-level="1">Предисловие</text:h>
        </text:list-item>
        <text:list-item>
          <text:h text:style-name="Heading_20_1" text:outline-level="1">Типы данных</text:h>
        </text:list-item>
        <text:list-item>
          <text:h text:style-name="Heading_20_1" text:outline-level="1">Базовые функции библиотеки</text:h>
        </text:list-item>
        <text:list-item>
          <text:h text:style-name="Heading_20_1" text:outline-level="1">Функции протокола</text:h>
        </text:list-item>
        <text:list-item>
          <text:h text:style-name="Heading_20_1" text:outline-level="1">Примечания и примеры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Обычный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12cm" fo:text-align="justify" style:justify-single-word="false" fo:text-indent="0cm" style:auto-text-indent="fals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fo:language="ru" fo:country="RU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list-style-name="Numbering_20_1" style:class="text" style:default-outline-level="1">
      <style:paragraph-properties fo:margin-top="1.499cm" fo:margin-bottom="0.2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list-style-name="Numbering_20_1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list-style-name="Numbering_20_1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fo:language="ru" fo:country="RU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Безымянный1" style:family="paragraph" style:parent-style-name="Text_20_body">
      <style:paragraph-properties fo:margin-left="0.9cm" fo:margin-right="0cm" fo:margin-top="0cm" fo:margin-bottom="0.109cm" fo:text-indent="0cm" style:auto-text-indent="false"/>
      <style:text-properties style:font-name="Trebuchet MS" fo:font-size="10pt"/>
    </style:style>
    <style:style style:name="Безымянный2" style:family="paragraph" style:parent-style-name="Text_20_body">
      <style:paragraph-properties fo:margin-top="0cm" fo:margin-bottom="0.4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 text:min-label-distance="0.1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 text:min-label-distance="0.199cm"/>
      </text:list-level-style-number>
      <text:list-level-style-number text:level="4" text:style-name="Numbering_20_Symbols" style:num-prefix=" " style:num-suffix=" " style:num-format="a">
        <style:list-level-properties text:space-before="1.501cm" text:min-label-width="0.499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pm1">
      <style:footer>
        <text:p text:style-name="Footer"><text:date style:data-style-name="N36" text:date-value="2006-04-07T17:31:39">07.04.2006</text:date>/<text:time style:data-style-name="N41" text:time-value="2006-04-07T17:31:39">17:31:39</text:time><text:tab/>Страница <text:page-number text:select-page="current">3</text:page-number> из <text:page-count>3</text:page-count><text:tab/>Елькин Антон, 2006 год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1-03T13:00:45</meta:creation-date>
    <dc:date>2006-04-07T17:31:39</dc:date>
    <dc:language>ru-RU</dc:language>
    <meta:editing-cycles>173</meta:editing-cycles>
    <meta:editing-duration>PT11H19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5" meta:word-count="76" meta:character-count="533"/>
  </office:meta>
</office:document-meta>
</file>